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Input" style:data-style-name="N0">
      <style:table-cell-properties fo:border-top="none" fo:border-bottom="thin solid #7F7F7F" fo:border-left="thin solid #7F7F7F" fo:border-right="thin solid #7F7F7F" style:vertical-align="automatic" fo:background-color="#FFCC99" style:repeat-content="false"/>
      <style:paragraph-properties fo:text-align="center"/>
      <style:text-properties fo:color="#3F3F76"/>
    </style:style>
    <style:style style:name="ce5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6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7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FA7D00" fo:font-weight="bold" style:font-weight-asian="bold" style:font-weight-complex="bold"/>
    </style:style>
    <style:style style:name="ce8" style:family="table-cell" style:parent-style-name="Explanatory_32_Text" style:data-style-name="N0">
      <style:table-cell-properties style:vertical-align="automatic" style:repeat-content="false"/>
      <style:paragraph-properties fo:text-align="center"/>
      <style:text-properties fo:color="#7F7F7F" fo:font-style="italic" style:font-style-asian="italic" style:font-style-complex="italic"/>
    </style:style>
    <style:style style:name="ce9" style:family="table-cell" style:parent-style-name="Explanatory_32_Text" style:data-style-name="N0">
      <style:text-properties fo:color="#7F7F7F" fo:font-style="italic" style:font-style-asian="italic" style:font-style-complex="italic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9.39270833333333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style-name="ce1"/>
          <table:table-cell office:value-type="string" table:style-name="ce1">
            <text:p>Income = 300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03-02T00:00:00" table:style-name="ce5">
            <text:p>02-Mar</text:p>
          </table:table-cell>
          <table:table-cell office:value-type="string" table:style-name="ce3">
            <text:p>Tester</text:p>
          </table:table-cell>
          <table:table-cell office:value-type="string" table:style-name="ce9">
            <text:p>Demonstration of table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1">
            <text:p>Expense = -300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1">
            <text:p>Demonstration Expense Needs -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2" table:style-name="ce3"/>
          <table:table-cell table:style-name="ce8"/>
          <table:table-cell office:value-type="float" office:value="0" table:style-name="ce3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style-name="ce3">
            <text:p>0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0" table:formula="of:=SUM([.D16];[.D34];[.D52];[.D70];[.D88];[.D106];[.D124];[.D142])" table:style-name="ce6">
            <text:p>0</text:p>
          </table:table-cell>
          <table:table-cell table:number-columns-repeated="16376"/>
        </table:table-row>
        <table:table-row table:number-rows-repeated="8" table:style-name="ro1">
          <table:table-cell table:number-columns-repeated="2" table:style-name="ce3"/>
          <table:table-cell table:style-name="ce8"/>
          <table:table-cell office:value-type="float" office:value="0" table:style-name="ce3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2:.D15])" table:style-name="ce7">
            <text:p>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:.D1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:.D2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:.D2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:.D2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:.D2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:.D2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:.D2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3:.D2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4:.D2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5:.D2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6:.D2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7:.D3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8:.D3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9:.D32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20:.D33])" table:style-name="ce7">
            <text:p>0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24:.D3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25:.D3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26:.D3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27:.D4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28:.D4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29:.D4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0:.D4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1:.D4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2:.D4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3:.D4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4:.D4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5:.D4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6:.D4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37:.D50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38:.D51])" table:style-name="ce7">
            <text:p>0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2:.D5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3:.D5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4:.D5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5:.D5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6:.D5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7:.D6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8:.D6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49:.D6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50:.D6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51:.D6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52:.D6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53:.D6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54:.D6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55:.D68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56:.D69])" table:style-name="ce7">
            <text:p>0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0:.D7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1:.D7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2:.D7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3:.D7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4:.D7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5:.D7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6:.D7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7:.D8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8:.D8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69:.D8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0:.D8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1:.D8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2:.D8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3:.D86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74:.D87])" table:style-name="ce7">
            <text:p>0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8:.D9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79:.D9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0:.D9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1:.D9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2:.D9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3:.D9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4:.D9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5:.D9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6:.D9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7:.D10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8:.D10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89:.D10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0:.D10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1:.D104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92:.D105])" table:style-name="ce7">
            <text:p>0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6:.D10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7:.D11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8:.D11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99:.D11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0:.D11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1:.D11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2:.D11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3:.D11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4:.D11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5:.D11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6:.D11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7:.D12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8:.D12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09:.D122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110:.D123])" table:style-name="ce7">
            <text:p>0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Expense</text:p>
          </table:table-cell>
          <table:table-cell office:value-type="string" table:style-name="ce4">
            <text:p>Explained</text:p>
          </table:table-cell>
          <table:table-cell office:value-type="string" table:style-name="ce4">
            <text:p>Cost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4:.D12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5:.D12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6:.D12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7:.D130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8:.D131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19:.D132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0:.D133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1:.D134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2:.D135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3:.D136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4:.D137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5:.D138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6:.D139])" table:style-name="ce3">
            <text:p>0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style-name="ce8"/>
          <table:table-cell office:value-type="float" office:value="0" table:formula="of:=SUBTOTAL(109;[.D127:.D140])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2" table:style-name="ce3"/>
          <table:table-cell office:value-type="float" office:value="0" table:formula="of:=SUBTOTAL(109;[.D128:.D141])" table:style-name="ce7">
            <text:p>0</text:p>
          </table:table-cell>
          <table:table-cell table:number-columns-repeated="16380"/>
        </table:table-row>
        <table:table-row table:number-rows-repeated="1048434" table:style-name="ro1">
          <table:table-cell table:number-columns-repeated="16384"/>
        </table:table-row>
      </table:table>
      <table:database-ranges>
        <table:database-range table:target-range-address="Sheet1.A1:Sheet1.D16" table:name="Table1" table:display-filter-buttons="true"/>
        <table:database-range table:target-range-address="Sheet1.A19:Sheet1.D34" table:name="Table14" table:display-filter-buttons="true"/>
        <table:database-range table:target-range-address="Sheet1.A37:Sheet1.D52" table:name="Table15" table:display-filter-buttons="true"/>
        <table:database-range table:target-range-address="Sheet1.A55:Sheet1.D70" table:name="Table16" table:display-filter-buttons="true"/>
        <table:database-range table:target-range-address="Sheet1.A73:Sheet1.D88" table:name="Table17" table:display-filter-buttons="true"/>
        <table:database-range table:target-range-address="Sheet1.A91:Sheet1.D106" table:name="Table18" table:display-filter-buttons="true"/>
        <table:database-range table:target-range-address="Sheet1.A109:Sheet1.D124" table:name="Table19" table:display-filter-buttons="true"/>
        <table:database-range table:target-range-address="Sheet1.A127:Sheet1.D142" table:name="Table11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7030A0"/>
    </style:style>
    <style:style style:name="cf2" style:family="table-cell" style:data-style-name="N0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Administrator</meta:initial-creator>
    <dc:creator>Administrator</dc:creator>
    <meta:creation-date>2017-03-02T16:35:01Z</meta:creation-date>
    <dc:date>2017-03-02T18:04:41Z</dc:date>
  </office:meta>
</office:document-meta>
</file>